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0.9862in"/>
    </style:style>
    <style:style style:name="co6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 style:data-style-name="N100"/>
    <style:style style:name="ce6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dawson_deeds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1" table:number-columns-repeated="2" table:default-cell-style-name="ce3"/>
        <table:table-column table:style-name="co1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office:value-type="string" calcext:value-type="string">
            <text:p>Last modified: Sun Jan <text:s/>1 18:58:27 2023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<text:a xlink:href="../deed_url" xlink:type="simple">deed_url</text:a>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string" calcext:value-type="string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177460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12670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9340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502614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SLATER, WHITNEY R</text:p>
          </table:table-cell>
          <table:table-cell office:value-type="string" calcext:value-type="string">
            <text:p>1224</text:p>
          </table:table-cell>
          <table:table-cell office:value-type="date" office:date-value="2019-01-24" calcext:value-type="date">
            <text:p>01/24/19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string" calcext:value-type="string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string" calcext:value-type="string">
            <text:p>26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MOORE, CHRISTOPHER JAMES; BERRY, HEATHER ANN</text:p>
          </table:table-cell>
          <table:table-cell office:value-type="string" calcext:value-type="string">
            <text:p>1139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string" calcext:value-type="string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ONARD, BAILEY H; LEONARD, SANDRA A</text:p>
          </table:table-cell>
          <table:table-cell office:value-type="string" calcext:value-type="string">
            <text:p>2254</text:p>
          </table:table-cell>
          <table:table-cell office:value-type="date" office:date-value="2019-12-18" calcext:value-type="date">
            <text:p>12/18/19</text:p>
          </table:table-cell>
          <table:table-cell office:value-type="string" calcext:value-type="string">
            <text:p>685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string" calcext:value-type="string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string" calcext:value-type="string">
            <text:p>230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864738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853483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911148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923518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WOODALL, JOHN CHARLES; CREECH, MARY HELEN</text:p>
          </table:table-cell>
          <table:table-cell office:value-type="string" calcext:value-type="string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string" calcext:value-type="string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MACKIN, JAMES ANTHONY TRUSTEE; MACKIN, SUSAN GOLDSTEIN TRUSTEE</text:p>
          </table:table-cell>
          <table:table-cell office:value-type="string" calcext:value-type="string">
            <text:p>2995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960000</text:p>
          </table:table-cell>
          <table:table-cell office:value-type="string" calcext:value-type="string">
            <text:p>899311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string" calcext:value-type="string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892302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table table:name="fobs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fob_id</text:p>
          </table:table-cell>
          <table:table-cell office:value-type="string" calcext:value-type="string">
            <text:p>fob_last_used</text:p>
          </table:table-cell>
          <table:table-cell office:value-type="string" calcext:value-type="string">
            <text:p>fob_assigned</text:p>
          </table:table-cell>
        </table:table-row>
      </table:table>
      <table:table table:name="car_stickers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sticker_id</text:p>
          </table:table-cell>
          <table:table-cell office:value-type="string" calcext:value-type="string">
            <text:p>sticker_last_used</text:p>
          </table:table-cell>
          <table:table-cell office:value-type="string" calcext:value-type="string">
            <text:p>sticker_assigned</text:p>
          </table:table-cell>
          <table:table-cell office:value-type="string" calcext:value-type="string">
            <text:p>sticker_last_used</text:p>
          </table:table-cell>
        </table:table-row>
      </table:table>
      <table:table table:name="leases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lease_start</text:p>
          </table:table-cell>
          <table:table-cell office:value-type="string" calcext:value-type="string">
            <text:p>lease_end</text:p>
          </table:table-cell>
          <table:table-cell office:value-type="string" calcext:value-type="string">
            <text:p>lessee</text:p>
          </table:table-cell>
          <table:table-cell office:value-type="string" calcext:value-type="string">
            <text:p>lease_verified_date</text:p>
          </table:table-cell>
        </table:table-row>
      </table:table>
      <table:table table:name="parking" table:style-name="ta1">
        <table:table-column table:style-name="co1" table:default-cell-style-name="ce3"/>
        <table:table-column table:style-name="co6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assigned_space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04" calcext:value-type="float">
            <text:p>104</text:p>
          </table:table-cell>
        </table:table-row>
      </table:table>
      <table:table table:name="cars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car_license</text:p>
          </table:table-cell>
        </table:table-row>
      </table:table>
      <table:table table:name="keys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key_count</text:p>
          </table:table-cell>
        </table:table-row>
      </table:table>
      <table:table table:name="lockbox" table:style-name="ta1">
        <table:table-column table:style-name="co1" table:default-cell-style-name="ce3"/>
        <table:table-column table:style-name="co1" table:default-cell-style-name="Default"/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lockbox_id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stg_bin" table:style-name="ta1">
        <table:table-column table:style-name="co1" table:default-cell-style-name="ce3"/>
        <table:table-column table:style-name="co1" table:default-cell-style-name="Default"/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stg_bin_num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Sheet10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Parking</text:p>
          </table:table-cell>
          <table:table-cell/>
        </table:table-row>
        <table:table-row table:style-name="ro1">
          <table:table-cell office:value-type="string" calcext:value-type="string">
            <text:p>Locker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p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7,96</text:p>
          </table:table-cell>
          <table:table-cell/>
        </table:table-row>
        <table:table-row table:style-name="ro1">
          <table:table-cell office:value-type="string" calcext:value-type="string">
            <text:p>200-1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,6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1,32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70,72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,9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63,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9,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3,4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1,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300-1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7,48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9,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,12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3,75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7,58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,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,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5,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93,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7,28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,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4,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71102" calcext:value-type="float">
            <text:p>71102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,92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3,54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2,23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2,25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8,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,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4,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7,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5,66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4,15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82,7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,2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6,</text:p>
          </table:table-cell>
          <table:table-cell office:value-type="float" office:value="104" calcext:value-type="float">
            <text:p>104</text:p>
          </table:table-cell>
        </table:table-row>
      </table:table>
      <table:named-expressions/>
      <table:database-ranges>
        <table:database-range table:name="__Anonymous_Sheet_DB__0" table:target-range-address="dawson_deeds.A5:dawson_deeds.H7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Gering</meta:initial-creator>
    <meta:creation-date>2023-01-01T18:52:41.291879726</meta:creation-date>
    <dc:date>2023-01-08T19:31:33.699975394</dc:date>
    <meta:editing-duration>PT4H5M41S</meta:editing-duration>
    <meta:editing-cycles>36</meta:editing-cycles>
    <meta:generator>LibreOffice/7.4.3.2$Linux_X86_64 LibreOffice_project/40$Build-2</meta:generator>
    <dc:creator>Mike Gering</dc:creator>
    <meta:document-statistic meta:table-count="10" meta:cell-count="1346" meta:object-count="0"/>
  </office:meta>
</office:document-meta>
</file>